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sul" svg:font-family="Asul" style:font-pitch="variable"/>
    <style:font-face style:name="Asul1" svg:font-family="Asul" style:font-adornments="Bold" style:font-pitch="variable"/>
    <style:font-face style:name="Asul2" svg:font-family="Asul" style:font-adornments="Regular" style:font-pitch="variable"/>
    <style:font-face style:name="Orbitron" svg:font-family="Orbit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ood sticks" svg:font-family="'wood stick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Asul"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Asul" fo:font-size="50pt" fo:font-style="normal" style:font-size-asian="50pt" style:font-style-asian="normal" style:font-size-complex="50pt" style:font-style-complex="normal"/>
    </style:style>
    <style:style style:name="P3" style:family="paragraph" style:parent-style-name="Standard">
      <style:paragraph-properties fo:text-align="end" style:justify-single-word="false"/>
      <style:text-properties style:font-name="Asul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end" style:justify-single-word="false"/>
      <style:text-properties style:font-name="Asul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sul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su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sul"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Orbitron" fo:font-size="23pt" fo:font-style="normal" fo:font-weight="bold" style:font-size-asian="23pt" style:font-style-asian="normal" style:font-weight-asian="bold" style:font-size-complex="23pt" style:font-style-complex="normal" style:font-weight-complex="bold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sul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sul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Asul" fo:font-size="80pt" fo:font-style="normal" style:font-size-asian="80pt" style:font-style-asian="normal" style:font-size-complex="8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ickMatch</text:p>
      <text:p text:style-name="P2">Software Requirements Specification</text:p>
      <text:p text:style-name="P3">[Ver. 0.0.1 ]</text:p>
      <text:p text:style-name="P4">18/04/201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Interactive Laboratories</text:p>
      <text:p text:style-name="P6"><text:soft-page-break/>Version Histor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9">Description<text:tab/>3</text:p>
          <text:p text:style-name="P9">Perspective<text:tab/>3</text:p>
          <text:p text:style-name="P9">Work Breakdown Structure<text:tab/>3</text:p>
        </text:index-body>
      </text:table-of-content>
      <text:p text:style-name="P6"/>
      <text:p text:style-name="P6"/>
      <text:p text:style-name="P6"><text:alphabetical-index-mark-start text:id="IMark55537016"/><text:toc-mark-start text:id="IMark55534920" text:outline-level="1"/>Description<text:toc-mark-end text:id="IMark55534920"/><text:alphabetical-index-mark-end text:id="IMark55537016"/></text:p>
      <text:p text:style-name="P5"/>
      <text:p text:style-name="P5">The <text:span text:style-name="T1">StickMatch Software Requirements Specification</text:span> provides a list and description of the functional and non-functional specifications for the software components of <text:span text:style-name="T1">StickMatch</text:span>. <text:s/>It is derived from the <text:span text:style-name="T1">StickMatch Game Design Document</text:span>.</text:p>
      <text:p text:style-name="P5"/>
      <text:p text:style-name="P5">This document provides the following views of the requirements:</text:p>
      <text:list xml:id="list9895951391" text:style-name="L1">
        <text:list-item>
          <text:list>
            <text:list-item>
              <text:p text:style-name="P10">A list of the requirements presented numerically</text:p>
            </text:list-item>
            <text:list-item>
              <text:p text:style-name="P10">A preliminary component grouping of the requirements</text:p>
            </text:list-item>
            <text:list-item>
              <text:p text:style-name="P10">Use Case explorations of the requirements</text:p>
            </text:list-item>
            <text:list-item>
              <text:p text:style-name="P10">A preliminary mapping of the requirements against proposed objects and their responsibilities</text:p>
            </text:list-item>
          </text:list>
        </text:list-item>
      </text:list>
      <text:p text:style-name="P5"/>
      <text:p text:style-name="P5">Herein lies the establishment of the initial scope for the development effort.</text:p>
      <text:p text:style-name="P5"/>
      <text:p text:style-name="P7"><text:alphabetical-index-mark-start text:id="IMark55969976"/><text:toc-mark-start text:id="IMark55974232" text:outline-level="1"/>Perspective<text:toc-mark-end text:id="IMark55974232"/><text:alphabetical-index-mark-end text:id="IMark55969976"/></text:p>
      <text:p text:style-name="P5"/>
      <text:p text:style-name="P5">This is a multi-player or single-player fighting game depending on how the user intends on playing it. <text:s/>It is designed for the purpose of becoming a portfolio piece for the <text:span text:style-name="T1">Interactive Laboratories</text:span> website. <text:s/>The game will demonstrate the following features:</text:p>
      <text:list xml:id="list1433356151" text:style-name="L2">
        <text:list-item>
          <text:list>
            <text:list-item>
              <text:p text:style-name="P11">Artificial Intelligence</text:p>
            </text:list-item>
            <text:list-item>
              <text:p text:style-name="P11">Networking</text:p>
            </text:list-item>
            <text:list-item>
              <text:p text:style-name="P11">Physics</text:p>
            </text:list-item>
            <text:list-item>
              <text:p text:style-name="P11">Shaders</text:p>
            </text:list-item>
            <text:list-item>
              <text:p text:style-name="P11">Cross-platform Programming</text:p>
            </text:list-item>
          </text:list>
        </text:list-item>
      </text:list>
      <text:p text:style-name="P5"/>
      <text:p text:style-name="P6"><text:toc-mark-start text:id="IMark55974136" text:outline-level="1"/><text:alphabetical-index-mark-start text:id="IMark55970024"/>Work Breakdown Structure<text:alphabetical-index-mark-end text:id="IMark55970024"/><text:toc-mark-end text:id="IMark55974136"/></text:p>
      <text:p text:style-name="P5"/>
      <text:p text:style-name="P5">The high-level functional components of the <text:s/>program are as follows:</text:p>
      <text:p text:style-name="P5"/>
      <text:p text:style-name="P5">Memory Management</text:p>
      <text:p text:style-name="P5">Resource Management</text:p>
      <text:p text:style-name="P5">Skeletal Animation</text:p>
      <text:p text:style-name="P5">Artificial Intelligence</text:p>
      <text:p text:style-name="P5">Networking</text:p>
      <text:p text:style-name="P5">Debugging</text:p>
      <text:p text:style-name="P5">Players</text:p>
      <text:p text:style-name="P5">2D Sprite Rendering</text:p>
      <text:p text:style-name="P5">Level Loading/Unloading</text:p>
      <text:p text:style-name="P5">Menu System</text:p>
      <text:p text:style-name="P5">High-score board [Networked and Local]</text:p>
      <text:p text:style-name="P5">Particle Effects</text:p>
      <text:p text:style-name="P5">User Input</text:p>
      <text:p text:style-name="P5">Configuration File Load/Save</text:p>
      <text:p text:style-name="P5">Debug Features</text:p>
      <text:p text:style-name="P5">Shader Integration</text:p>
      <text:p text:style-name="P5">Collision Detection</text:p>
      <text:p text:style-name="P5"><text:soft-page-break/>Ragdoll Physics</text:p>
      <text:p text:style-name="P5">Mono up to Surround Sound Audio</text:p>
      <text:p text:style-name="P5"/>
      <text:p text:style-name="P6"><text:toc-mark-start text:id="IMark55975528" text:outline-level="1"/>Iterations<text:toc-mark-end text:id="IMark55975528"/></text:p>
      <text:p text:style-name="P5"/>
      <text:p text:style-name="P5">Throughout the development cycle, the game will be built using an iterative method. <text:s/>As such, this document will change as and when necessary.</text:p>
      <text:p text:style-name="P5"/>
      <text:p text:style-name="P5">The following is the iteration design at the present time of wri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sul" svg:font-family="Asul" style:font-pitch="variable"/>
    <style:font-face style:name="Asul1" svg:font-family="Asul" style:font-adornments="Bold" style:font-pitch="variable"/>
    <style:font-face style:name="Asul2" svg:font-family="Asul" style:font-adornments="Regular" style:font-pitch="variable"/>
    <style:font-face style:name="Orbitron" svg:font-family="Orbit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ood sticks" svg:font-family="'wood stick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1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2" fo:font-size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su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20:03:28.67</meta:creation-date>
    <dc:date>2012-06-12T22:20:46</dc:date>
    <meta:editing-duration>P5DT15H55M58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4" meta:paragraph-count="50" meta:word-count="260" meta:character-count="1810" meta:non-whitespace-character-count="1604"/>
  </office:meta>
</office:document-meta>
</file>